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66b9d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6b9d" style:font-size-asian="14pt" style:font-size-complex="14pt"/>
    </style:style>
    <style:style style:name="P4" style:family="paragraph" style:parent-style-name="Standard">
      <style:text-properties fo:font-size="14pt" officeooo:paragraph-rsid="001724f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1724f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8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66b9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66b9d"/>
    </style:style>
    <style:style style:name="T9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ΑΙΤΗΣΗ</text:span><text:tab/><text:tab/><text:tab/></text:p>
      <text:p text:style-name="P2"/>
      <text:p text:style-name="P2">Αναπληρωτή-τριας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α <text:s/>που υπηρετώ<text:span text:style-name="T1">: [PRIMARY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6"><text:span text:style-name="T1">ΘΕΜΑ</text:span>: <text:span text:style-name="T5">Χορήγηση αναρρωτικής άδειας (για αναπληρωτές/</text:span><text:span text:style-name="T6">ώτριες</text:span><text:span text:style-name="T5">)</text:span></text:p>
      <text:p text:style-name="P2"/>
      <text:p text:style-name="P2"/>
      <text:p text:style-name="P2">1.Χορηγηθείσα αναρρωτική άδεια τρέχοντος διδακτικού<text:tab/> έτους:</text:p>
      <text:p text:style-name="P2">…………………………………………………………………ημέρ……..</text:p>
      <text:p text:style-name="P2"/>
      <text:p text:style-name="P2"/>
      <text:p text:style-name="P2">ΣΗΜΕΙΩΣΗ:</text:p>
      <text:p text:style-name="P2">ΕΝΗΜΕΡΩΝΩ ΤΗΝ ΜΙΣΘΟΔΟΣΙΑ ΑΠΟ ΤΗΝ ΠΡΩΤΗ ΗΜΕΡΑ ΑΣΘΕΝΕΙΑΣ ΣΤΟ ΤΗΛ. 2810-333730 ή 2810-333774</text:p>
      <text:p text:style-name="P7">ΠΡΟΣ</text:p>
      <text:p text:style-name="P2"/>
      <text:p text:style-name="P2"/>
      <text:p text:style-name="P2">Τ<text:span text:style-name="T8">ον Δ/ντη του 1ου ΕΠΑΛ Μοιρών</text:span></text:p>
      <text:p text:style-name="P2"/>
      <text:p text:style-name="P3">Παρακαλώ να μου χορηγήσετε αναρρωτική άδεια βάσει των άρθρων 657 &amp; 658 του Α.Κ. και του Ν.4210 / 2013(ΦΕΚ 254 / τ. Α / 21-11-2013) <text:span text:style-name="T9">για </text:span><text:span text:style-name="T2">[DURATION]</text:span> <text:s/>από <text:span text:style-name="T3">[START_DATE]</text:span> μέχρι <text:span text:style-name="T4">[END_DATE] </text:span>διότι……………………………....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>Μαζί υποβάλλω και:</text:p>
      <text:p text:style-name="P2"/>
      <text:p text:style-name="P2">α) Γνωμάτευση <text:s/>ιατρού από το <text:s/>Ι.Κ.Α.</text:p>
      <text:p text:style-name="P2"/>
      <text:p text:style-name="P2">β)’Ένταλμα πληρωμής από το <text:s/>Ι.Κ.Α.</text:p>
      <text:p text:style-name="P2"/>
      <text:p text:style-name="P2"/>
      <text:p text:style-name="P2"/>
      <text:p text:style-name="P2"/>
      <text:p text:style-name="P2"/>
      <text:p text:style-name="P4"><text:s text:c="4"/>Ημερομηνία: …………………………..</text:p>
      <text:p text:style-name="P4"/>
      <text:p text:style-name="P5">[APPLICANT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6b9d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29:00</meta:creation-date>
    <dc:creator>Ιωάννης Χαριτάκης</dc:creator>
    <dc:date>2017-10-31T07:55:44.085826240</dc:date>
    <meta:print-date>2016-10-20T09:55:00</meta:print-date>
    <meta:editing-cycles>6</meta:editing-cycles>
    <meta:editing-duration>PT10M41S</meta:editing-duration>
    <meta:generator>LibreOffice/5.3.6.1$Linux_X86_64 LibreOffice_project/30m0$Build-1</meta:generator>
    <meta:document-statistic meta:table-count="0" meta:image-count="0" meta:object-count="0" meta:page-count="1" meta:paragraph-count="25" meta:word-count="116" meta:character-count="999" meta:non-whitespace-character-count="894"/>
  </office:meta>
</office:document-meta>
</file>